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1" style:family="paragraph" style:parent-style-name="Text_20_body" style:list-style-name="L169">
      <style:paragraph-properties fo:line-height="150%"/>
      <style:text-properties style:font-name="Arial" style:font-name-asian="Arial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1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1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7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1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2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2" style:family="paragraph" style:parent-style-name="Text_20_body" style:list-style-name="L1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3" style:family="paragraph" style:parent-style-name="Text_20_body" style:list-style-name="L1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5" style:family="paragraph" style:parent-style-name="Text_20_body" style:list-style-name="L17">
      <style:paragraph-properties fo:margin-top="0cm" fo:margin-bottom="0cm" fo:line-height="150%" style:writing-mode="lr-tb"/>
    </style:style>
    <style:style style:name="P226" style:family="paragraph" style:parent-style-name="Text_20_body" style:list-style-name="L23">
      <style:paragraph-properties fo:margin-top="0cm" fo:margin-bottom="0cm" fo:line-height="150%" style:writing-mode="lr-tb"/>
    </style:style>
    <style:style style:name="P227" style:family="paragraph" style:parent-style-name="Text_20_body" style:list-style-name="L29">
      <style:paragraph-properties fo:margin-top="0cm" fo:margin-bottom="0cm" fo:line-height="150%" style:writing-mode="lr-tb"/>
    </style:style>
    <style:style style:name="P228" style:family="paragraph" style:parent-style-name="Text_20_body" style:list-style-name="L32">
      <style:paragraph-properties fo:margin-top="0cm" fo:margin-bottom="0cm" fo:line-height="150%" style:writing-mode="lr-tb"/>
    </style:style>
    <style:style style:name="P229" style:family="paragraph" style:parent-style-name="Text_20_body" style:list-style-name="L45">
      <style:paragraph-properties fo:margin-top="0cm" fo:margin-bottom="0cm" fo:line-height="150%" style:writing-mode="lr-tb"/>
    </style:style>
    <style:style style:name="P230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31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3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3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4" style:family="paragraph" style:parent-style-name="Preformatted_20_Text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5" style:family="paragraph" style:parent-style-name="Table_20_Contents" style:list-style-name="L170">
      <style:text-properties style:font-name="Verdana" fo:font-size="14pt" style:font-size-asian="14pt" style:font-size-complex="14pt"/>
    </style:style>
    <style:style style:name="P236" style:family="paragraph" style:parent-style-name="Table_20_Contents" style:list-style-name="L171">
      <style:text-properties style:font-name="Verdana" fo:font-size="14pt" style:font-size-asian="14pt" style:font-size-complex="14pt"/>
    </style:style>
    <style:style style:name="P237" style:family="paragraph" style:parent-style-name="Table_20_Contents" style:list-style-name="L172">
      <style:text-properties style:font-name="Verdana" fo:font-size="14pt" style:font-size-asian="14pt" style:font-size-complex="14pt"/>
    </style:style>
    <style:style style:name="P238" style:family="paragraph" style:parent-style-name="Table_20_Contents" style:list-style-name="L173">
      <style:text-properties style:font-name="Verdana" fo:font-size="14pt" style:font-size-asian="14pt" style:font-size-complex="14pt"/>
    </style:style>
    <style:style style:name="P23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000000" style:text-blinking="false" fo:background-color="transparent"/>
    </style:style>
    <style:style style:name="T18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20" style:family="text">
      <style:text-properties style:language-asian="ja" style:country-asian="JP"/>
    </style:style>
    <style:style style:name="T21" style:family="text">
      <style:text-properties fo:font-size="14pt" fo:font-style="normal" fo:font-weight="normal" fo:background-color="transparent"/>
    </style:style>
    <style:style style:name="T22" style:family="text">
      <style:text-properties style:font-style-asian="italic" style:font-weight-asian="bold" style:font-style-complex="italic" style:font-weight-complex="bold"/>
    </style:style>
    <style:style style:name="T23" style:family="text">
      <style:text-properties style:font-name-complex="Consolas"/>
    </style:style>
    <style:style style:name="T24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line-through-style="solid" style:text-line-through-type="double"/>
    </style:style>
    <style:style style:name="T26" style:family="text">
      <style:text-properties fo:background-color="#ffff00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fo:background-color="#ccff66" style:font-size-asian="15pt" style:font-size-complex="15pt"/>
    </style:style>
    <style:style style:name="T29" style:family="text">
      <style:text-properties fo:letter-spacing="normal"/>
    </style:style>
    <style:style style:name="T30" style:family="text">
      <style:text-properties style:text-line-through-style="none" style:text-underline-style="none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3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9"><text:span text:style-name="T14"/></text:p>
      <text:p text:style-name="P19"><text:span text:style-name="T14"/></text:p>
      <text:p text:style-name="P9"><text:span text:style-name="T4">12.1_1</text:span>---------------------------------------------------------------------------</text:p>
      <text:p text:style-name="P5">res free# JVEMV6 44#12.1_1 / 44. currency / 12. admin / 1. setup-mt4-in-note-pc / 20200514_141558</text:p>
      <text:p text:style-name="P6"/>
      <text:p text:style-name="P6">[do] <text:span text:style-name="T1">#_ </text:span></text:p>
      <text:list xml:id="list3486898310471967820" text:style-name="L164">
        <text:list-item>
          <text:p text:style-name="P195">REVIEW </text:p>
        </text:list-item>
        <text:list-item>
          <text:p text:style-name="P195">TASK-1</text:p>
          <text:list>
            <text:list-item>
              <text:p text:style-name="P195">==&gt; see memo (log file in “shortcut...”)</text:p>
            </text:list-item>
          </text:list>
        </text:list-item>
      </text:list>
      <text:p text:style-name="P6"/>
      <text:p text:style-name="P6">[next]</text:p>
      <text:list xml:id="list1738424130492760755" text:style-name="L165">
        <text:list-item>
          <text:p text:style-name="P196">TASK : COMP</text:p>
        </text:list-item>
      </text:list>
      <text:p text:style-name="P6">[further]</text:p>
      <text:p text:style-name="P19"><text:span text:style-name="T27"><text:line-break/></text:span><text:span text:style-name="T28">[/ XXX] 20200514_141625</text:span></text:p>
      <text:p text:style-name="P27"/>
      <text:p text:style-name="P17">@@@</text:p>
      <text:p text:style-name="P4"/>
      <text:p text:style-name="P9"><text:span text:style-name="T4">10.3.3_X</text:span>---------------------------------------------------------------------------</text:p>
      <text:p text:style-name="P5">res free# JVEMV6 44#10.3.3_4 / 44. currency / 10. prog-php / 3. admin / 3. slice-raw-data / XXX</text:p>
      <text:p text:style-name="P4"/>
      <text:p text:style-name="P6">[do] <text:span text:style-name="T1">#_ </text:span></text:p>
      <text:list xml:id="list34619143" text:continue-list="list3486898310471967820" text:style-name="L164">
        <text:list-item>
          <text:p text:style-name="P195">REVIEW </text:p>
        </text:list-item>
        <text:list-item>
          <text:p text:style-name="P195"><text:soft-page-break/>TASK-1 : TASKS-13 (cont.)</text:p>
          <text:list>
            <text:list-item>
              <text:list>
                <text:list-item>
                  <text:p text:style-name="P195">//_20200504_170156:next ( <text:s/>lib_fx_admin.php )</text:p>
                </text:list-item>
                <text:list-item>
                  <text:p text:style-name="P195">==&gt; delete : debug return line</text:p>
                </text:list-item>
                <text:list-item>
                  <text:p text:style-name="P195">==&gt; see sliced weeks dates → as intended ?</text:p>
                </text:list-item>
              </text:list>
            </text:list-item>
            <text:list-item>
              <text:p text:style-name="P195"/>
            </text:list-item>
          </text:list>
        </text:list-item>
      </text:list>
      <text:p text:style-name="P6"/>
      <text:p text:style-name="P6">[next]</text:p>
      <text:list xml:id="list782566231376647986" text:style-name="L166">
        <text:list-item>
          <text:p text:style-name="P197">TASK</text:p>
        </text:list-item>
      </text:list>
      <text:p text:style-name="P6">[further]</text:p>
      <text:p text:style-name="P19"><text:span text:style-name="T27"><text:line-break/></text:span><text:span text:style-name="T28">[/ XXX] </text:span></text:p>
      <text:p text:style-name="P27"/>
      <text:p text:style-name="P27"/>
      <text:p text:style-name="P10"/>
      <text:p text:style-name="P4"/>
      <text:p text:style-name="P4">------------------------------------------------ [TEMPLATE] 20191224_144528</text:p>
      <text:p text:style-name="P6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6">[do] <text:span text:style-name="T1">#_ </text:span></text:p>
      <text:list xml:id="list34596660" text:continue-list="list34619143" text:style-name="L164">
        <text:list-item>
          <text:p text:style-name="P195">REVIEW </text:p>
        </text:list-item>
        <text:list-item>
          <text:p text:style-name="P195">TASK-1</text:p>
        </text:list-item>
      </text:list>
      <text:p text:style-name="P6"/>
      <text:p text:style-name="P6">[next]</text:p>
      <text:list xml:id="list3080798026217311432" text:style-name="L167">
        <text:list-item>
          <text:p text:style-name="P198">TASK</text:p>
        </text:list-item>
      </text:list>
      <text:p text:style-name="P6">[further]</text:p>
      <text:p text:style-name="P19"><text:span text:style-name="T27"><text:line-break/></text:span><text:span text:style-name="T28">[/ XXX] </text:span></text:p>
      <text:p text:style-name="P27"/>
      <text:p text:style-name="P27"><text:soft-page-break/></text:p>
      <text:p text:style-name="P27"/>
      <text:p text:style-name="P4">/ ------------------------------------------------ [TEMPLATE] 20191224_144528 /</text:p>
      <text:p text:style-name="P4"/>
      <text:p text:style-name="P4">/ ------------------------------------------------ [TASKS] 20200414_154140 /</text:p>
      <text:p text:style-name="P4"/>
      <text:p text:style-name="P15">------------------------------------------------------- [STEPS : start] 20191224_114459</text:p>
      <text:list xml:id="list94355018022231271" text:style-name="L168">
        <text:list-item>
          <text:p text:style-name="P22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618344" text:continue-numbering="true" text:style-name="L168">
        <text:list-item>
          <text:p text:style-name="P223"/>
        </text:list-item>
      </text:list>
      <text:p text:style-name="P15">/ ------------------------------------------------------- [STEPS : start] 20191224_114459 /</text:p>
      <text:p text:style-name="P4"/>
      <text:p text:style-name="P14">------------------------------------------------------- [STEPS : closing] 20191220_142139</text:p>
      <text:list xml:id="list6005882640696807653" text:style-name="L169">
        <text:list-item>
          <text:p text:style-name="P3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736391680625035720" text:style-name="L170">
              <text:list-item>
                <text:p text:style-name="P235">M – w &gt; a (new window)</text:p>
              </text:list-item>
              <text:list-item>
                <text:p text:style-name="P235">doc 2 : select → session number</text:p>
              </text:list-item>
              <text:list-item>
                <text:p text:style-name="P235">doc 1</text:p>
                <text:list>
                  <text:list-item>
                    <text:p text:style-name="P235">DUP → template</text:p>
                  </text:list-item>
                  <text:list-item>
                    <text:p text:style-name="P235">session num → paste</text:p>
                  </text:list-item>
                </text:list>
              </text:list-item>
              <text:list-item>
                <text:p text:style-name="P235">doc 2 : select → session string</text:p>
              </text:list-item>
              <text:list-item>
                <text:p text:style-name="P23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240831640348390235" text:style-name="L171">
              <text:list-item>
                <text:p text:style-name="P236">commit</text:p>
                <text:list>
                  <text:list-item>
                    <text:p text:style-name="P236">jve</text:p>
                  </text:list-item>
                  <text:list-item>
                    <text:p text:style-name="P23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37313008491189660" text:style-name="L172">
              <text:list-item>
                <text:p text:style-name="P237">doc 1 : select → git push, echo</text:p>
              </text:list-item>
              <text:list-item>
                <text:p text:style-name="P23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ext:soft-page-break/>
        <table:table-row>
          <table:table-cell table:style-name="表5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872508135983049325" text:style-name="L173">
              <text:list-item>
                <text:p text:style-name="P238">eclipse</text:p>
              </text:list-item>
              <text:list-item>
                <text:p text:style-name="P238">mt4</text:p>
              </text:list-item>
              <text:list-item>
                <text:p text:style-name="P238">folders</text:p>
              </text:list-item>
              <text:list-item>
                <text:p text:style-name="P238">sakura files</text:p>
              </text:list-item>
              <text:list-item>
                <text:p text:style-name="P238">docs</text:p>
              </text:list-item>
            </text:list>
          </table:table-cell>
        </table:table-row>
      </table:table>
      <text:list xml:id="list34607512" text:continue-list="list6005882640696807653" text:style-name="L169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611941" text:continue-numbering="true" text:style-name="L169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4623201" text:continue-numbering="true" text:style-name="L169">
        <text:list-item>
          <text:p text:style-name="P31">move “<text:span text:style-name="T6">@@@</text:span>”</text:p>
        </text:list-item>
        <text:list-item>
          <text:p text:style-name="P222">DUP : template</text:p>
        </text:list-item>
      </text:list>
      <text:p text:style-name="P4"/>
      <text:p text:style-name="P4"><text:soft-page-break/>/ <text:span text:style-name="T7">------------------------------------------------------- [STEPS : closing] 20191220_142139 /</text:span></text:p>
      <text:p text:style-name="P16"/>
      <text:p text:style-name="P1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4T14:39:43.44</dc:date>
    <dc:creator>iwabuchi ken</dc:creator>
    <meta:editing-duration>P5DT8H30M2S</meta:editing-duration>
    <meta:editing-cycles>610</meta:editing-cycles>
    <meta:generator>OpenOffice/4.1.3$Win32 OpenOffice.org_project/413m1$Build-9783</meta:generator>
    <meta:document-statistic meta:table-count="5" meta:image-count="0" meta:object-count="0" meta:page-count="6" meta:paragraph-count="90" meta:word-count="337" meta:character-count="3690"/>
  </office:meta>
</office:document-meta>
</file>